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Brodtekst">
      <style:text-properties officeooo:paragraph-rsid="005126cc"/>
    </style:style>
    <style:style style:name="P3" style:family="paragraph" style:parent-style-name="Brodtekst">
      <style:text-properties officeooo:paragraph-rsid="0052bef6"/>
    </style:style>
    <style:style style:name="P4" style:family="paragraph" style:parent-style-name="Brodtekst">
      <style:text-properties officeooo:paragraph-rsid="00545d19"/>
    </style:style>
    <style:style style:name="P5" style:family="paragraph" style:parent-style-name="Brodteks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5126cc"/>
    </style:style>
    <style:style style:name="P6" style:family="paragraph" style:parent-style-name="_31_DUO_5f_Overskrift" style:master-page-name="First_20_Page">
      <style:paragraph-properties style:page-number="1"/>
      <style:text-properties officeooo:paragraph-rsid="005126cc"/>
    </style:style>
    <style:style style:name="T1" style:family="text">
      <style:text-properties fo:language="nb" fo:country="NO" fo:font-weight="normal" officeooo:rsid="005126cc" style:font-weight-asian="normal" style:font-weight-complex="normal"/>
    </style:style>
    <style:style style:name="T2" style:family="text">
      <style:text-properties fo:language="nb" fo:country="NO" fo:font-weight="normal" officeooo:rsid="0052bef6" style:font-weight-asian="normal" style:font-weight-complex="normal"/>
    </style:style>
    <style:style style:name="T3" style:family="text">
      <style:text-properties fo:language="nb" fo:country="NO" fo:font-weight="normal" officeooo:rsid="00545d19" style:font-weight-asian="normal" style:font-weight-complex="normal"/>
    </style:style>
    <style:style style:name="T4" style:family="text">
      <style:text-properties fo:language="nb" fo:country="NO" fo:font-weight="normal" officeooo:rsid="0055a120" style:font-weight-asian="normal" style:font-weight-complex="normal"/>
    </style:style>
    <style:style style:name="T5" style:family="text">
      <style:text-properties fo:language="nb" fo:country="NO" fo:font-weight="normal" officeooo:rsid="0056c30b" style:font-weight-asian="normal" style:font-weight-complex="normal"/>
    </style:style>
    <style:style style:name="T6" style:family="text">
      <style:text-properties fo:language="nb" fo:country="NO" fo:font-weight="normal" officeooo:rsid="005ccf30" style:font-weight-asian="normal" style:font-weight-complex="normal"/>
    </style:style>
    <style:style style:name="T7" style:family="text">
      <style:text-properties fo:language="nb" fo:country="NO" fo:font-weight="normal" officeooo:rsid="007f348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Strong_20_Emphasis"><text:span text:style-name="T1">Mobile lærende (digital læringsidentitet)</text:span></text:span></text:h>
      <text:p text:style-name="Brodtekst"><text:span text:style-name="Strong_20_Emphasis"/></text:p>
      <text:p text:style-name="P2"><text:span text:style-name="Strong_20_Emphasis"><text:span text:style-name="T1">Klasserommene er god infrastruktur. Jeg ser det på måten elever flytter seg mellom klasserommene og verdien av praktiske og teoretiske oppgaver.</text:span></text:span></text:p>
      <text:p text:style-name="P5"><text:span text:style-name="Strong_20_Emphasis"><text:span text:style-name="T1">PC endrer dette rommet slik at kontinuerlig tilbakemelding er mer naturlig. Dette kunne beskrives som nødvendig når klassen de-synkroniseres. </text:span></text:span></text:p>
      <text:p text:style-name="P3"><text:span text:style-name="Strong_20_Emphasis"><text:span text:style-name="T2">Regnskapspraksisen er i endring og så er rel</text:span></text:span><text:span text:style-name="Strong_20_Emphasis"><text:span text:style-name="T6">a</text:span></text:span><text:span text:style-name="Strong_20_Emphasis"><text:span text:style-name="T2">sjonen til læreren </text:span></text:span><text:span text:style-name="Strong_20_Emphasis"><text:span text:style-name="T7">(og ledelsen)</text:span></text:span><text:span text:style-name="Strong_20_Emphasis"><text:span text:style-name="T2">. </text:span></text:span></text:p>
      <text:p text:style-name="P4"><text:span text:style-name="Strong_20_Emphasis"><text:span text:style-name="T3">Når software infrastruktureres gjøres inartikulerbart og internaliseres </text:span></text:span><text:span text:style-name="Strong_20_Emphasis"><text:span text:style-name="T5">fremstår l</text:span></text:span><text:span text:style-name="Strong_20_Emphasis"><text:span text:style-name="T4">æremateriell </text:span></text:span><text:span text:style-name="Strong_20_Emphasis"><text:span text:style-name="T5">som </text:span></text:span><text:span text:style-name="Strong_20_Emphasis"><text:span text:style-name="T4">objekter </text:span></text:span><text:span text:style-name="Strong_20_Emphasis"><text:span text:style-name="T5">som man forsøker å knytte til tema.</text:span></text:span></text:p>
      <text:p text:style-name="P4"><text:span text:style-name="Strong_20_Emphasis"><text:span text:style-name="T3">Behovet som oppstår for å etablere et vurderingsgrunnlag </text:span></text:span><text:span text:style-name="Strong_20_Emphasis"><text:span text:style-name="T4">for </text:span></text:span><text:span text:style-name="Strong_20_Emphasis"><text:span text:style-name="T3">subjektive </text:span></text:span><text:span text:style-name="Strong_20_Emphasis"><text:span text:style-name="T4">(ikke)lokale/(a)mobile opplevelser løses ved at subjektifiseringen studeres utenifra i et sterkt her-og-nå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_31_DUO_5f_Overskrift" style:display-name="1DUO_Overskrift" style:family="paragraph" style:parent-style-name="Standard" style:default-outline-level="1" style:list-style-name="">
      <style:paragraph-properties fo:margin-left="0in" fo:margin-right="0in" fo:text-indent="0in" style:auto-text-indent="false" fo:break-before="page"/>
      <style:text-properties style:font-name="Arial" fo:font-family="Arial" style:font-family-generic="roman" style:font-pitch="variable" fo:font-size="24pt" fo:language="en" fo:country="US" fo:font-weight="bold" style:font-size-asian="24pt" style:font-weight-asian="bold" style:font-size-complex="24pt"/>
    </style:style>
    <style:style style:name="Brodtekst" style:family="paragraph" style:parent-style-name="Standard" style:default-outline-level="">
      <style:paragraph-properties fo:margin-top="0in" fo:margin-bottom="0.1665in" loext:contextual-spacing="false" fo:line-height="150%"/>
      <style:text-properties fo:language="en" fo:country="US"/>
    </style:style>
    <style:style style:name="_32_DUO_5f_Overskrift" style:display-name="2DUO_Overskrift" style:family="paragraph" style:parent-style-name="Standard" style:next-style-name="Brodtekst" style:default-outline-level="2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8pt" fo:language="en" fo:country="US" fo:font-weight="bold" style:font-size-asian="18pt" style:font-weight-asian="bold" style:font-size-complex="18pt"/>
    </style:style>
    <style:style style:name="_33_DUO_5f_Overskrift" style:display-name="3DUO_Overskrift" style:family="paragraph" style:parent-style-name="Standard" style:next-style-name="Brodtekst" style:default-outline-level="3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4pt" fo:language="en" fo:country="US" fo:font-weight="bold" style:font-size-asian="14pt" style:font-weight-asian="bold" style:font-size-complex="14pt"/>
    </style:style>
    <style:style style:name="_34_DUO_5f_Overskrift" style:display-name="4DUO_Overskrift" style:family="paragraph" style:parent-style-name="Standard" style:next-style-name="Brodtekst" style:default-outline-level="">
      <style:paragraph-properties fo:margin-top="0.3335in" fo:margin-bottom="0.139in" loext:contextual-spacing="false"/>
      <style:text-properties style:font-name="Arial" fo:font-family="Arial" style:font-family-generic="roman" style:font-pitch="variable" fo:language="en" fo:country="US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Uten_20_nr._20_DUO" style:display-name="Uten nr. DUO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Uten_20_nr._20_etter_20_kap1" style:display-name="Uten nr. etter kap1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Sitat" style:family="paragraph" style:parent-style-name="Standard" style:next-style-name="Brodtekst" style:default-outline-level="">
      <style:paragraph-properties fo:margin-left="0in" fo:margin-right="0in" fo:text-indent="0.4917in" style:auto-text-indent="false"/>
      <style:text-properties fo:font-style="italic" style:font-style-asian="italic"/>
    </style:style>
    <style:style style:name="Figur" style:family="paragraph" style:parent-style-name="Standard" style:next-style-name="Brodtekst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" style:display-name="Forside - 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" style:display-name="Forside - Under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" style:display-name="Forside - Forfatter og oppgave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" style:display-name="Forside - dato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_31_DUO_5f_Overskrift_20_Char" style:display-name="1DUO_Overskrift Char" style:family="text" style:parent-style-name="Default_20_Paragraph_20_Font">
      <style:text-properties style:font-name="Arial" fo:font-family="Arial" style:font-family-generic="roman" style:font-pitch="variable" fo:font-size="24pt" fo:language="en" fo:country="US" fo:font-weight="bold" style:font-size-asian="24pt" style:font-weight-asian="bold" style:font-size-complex="24pt"/>
    </style:style>
    <style:style style:name="Brodtekst_20_Char" style:display-name="Brodteks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size-asian="12pt"/>
    </style:style>
    <style:style style:name="_32_DUO_5f_Overskrift_20_Char" style:display-name="2DUO_Overskrift Char" style:family="text" style:parent-style-name="Default_20_Paragraph_20_Font">
      <style:text-properties style:font-name="Arial" fo:font-family="Arial" style:font-family-generic="roman" style:font-pitch="variable" fo:font-size="18pt" fo:language="en" fo:country="US" fo:font-weight="bold" style:font-size-asian="18pt" style:font-weight-asian="bold" style:font-size-complex="18pt"/>
    </style:style>
    <style:style style:name="_33_DUO_5f_Overskrift_20_Char" style:display-name="3DUO_Overskrift Char" style:family="text" style:parent-style-name="Default_20_Paragraph_20_Font">
      <style:text-properties style:font-name="Arial" fo:font-family="Arial" style:font-family-generic="roman" style:font-pitch="variable" fo:font-size="14pt" fo:language="en" fo:country="US" fo:font-weight="bold" style:font-size-asian="14pt" style:font-weight-asian="bold" style:font-size-complex="14pt"/>
    </style:style>
    <style:style style:name="_34_DUO_5f_Overskrift_20_Char" style:display-name="4DUO_Overskrift Ch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size-asian="12pt" style:font-weight-asian="bold"/>
    </style:style>
    <style:style style:name="Uten_20_nr._20_DUO_20_Char" style:display-name="Uten nr. DUO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Uten_20_nr._20_etter_20_kap1_20_Char" style:display-name="Uten nr. etter kap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Sitat_20_Char" style:display-name="Sitat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Figur_20_Char" style:display-name="Figur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_20_Char" style:display-name="Forside - Tittel Char" style:family="text" style:parent-style-name="Default_20_Paragraph_20_Font"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_20_Char" style:display-name="Forside - Undertittel Char" style:family="text" style:parent-style-name="Default_20_Paragraph_20_Font"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_20_Char" style:display-name="Forside - Forfatter og oppgave Char" style:family="text" style:parent-style-name="Default_20_Paragraph_20_Font"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_20_Char" style:display-name="Forside - dato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6pt"/>
    </style:style>
    <style:style style:name="ListLabel_20_1" style:display-name="ListLabel 1" style:family="text">
      <style:text-properties fo:language="nb" fo:country="NO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1.1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1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I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1.1028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left>
        <text:p text:style-name="Footer"><text:page-number text:select-page="current">0</text:page-number></text:p>
        <text:p text:style-name="Footer"/>
      </style:footer-left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  <text:p text:style-name="Footer"/>
      </style:footer>
      <style:footer-left>
        <text:p text:style-name="Footer"><text:page-number text:select-page="current">0</text:page-number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de Ruben Nilsen</meta:initial-creator>
    <meta:editing-cycles>15</meta:editing-cycles>
    <meta:print-date>2009-03-06T08:41:00</meta:print-date>
    <meta:creation-date>2012-08-21T07:27:00</meta:creation-date>
    <dc:date>2019-01-31T13:16:52.320173062</dc:date>
    <meta:editing-duration>PT13H6M12S</meta:editing-duration>
    <meta:generator>LibreOffice/6.0.7.3$Linux_X86_64 LibreOffice_project/00m0$Build-3</meta:generator>
    <meta:document-statistic meta:table-count="0" meta:image-count="0" meta:object-count="0" meta:page-count="1" meta:paragraph-count="10" meta:word-count="100" meta:character-count="732" meta:non-whitespace-character-count="640"/>
    <meta:user-defined meta:name="AppVersion">14.0000</meta:user-defined>
    <meta:user-defined meta:name="Company">Universitetet i Oslo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3"&gt;&lt;session id="WfrAgeyC"/&gt;&lt;style id="http://www.zotero.org/styles/apa" locale="nb-NO" hasBibliography="1" bibliographyStyleHasBeenSet="0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8882A100.dotm" xlink:href=""/>
  </office:meta>
</office:document-meta>
</file>